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gif" manifest:media-type="image/gif"/>
  <manifest:file-entry manifest:full-path="media/image3.gif" manifest:media-type="image/gif"/>
  <manifest:file-entry manifest:full-path="media/image4.gif" manifest:media-type="image/gif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graphic" style:name="a400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FunctionTwoExtrabold" style:font-pitch="variable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FunctionTwoExtrabold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FunctionTwoExtrabold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FunctionTwoExtrabold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draw:fill="none" draw:stroke="none"/>
    </style:style>
    <style:style style:family="text" style:name="a38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FunctionTwoExtrabold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FunctionTwoExtrabold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6">
      <style:graphic-properties draw:fill="none" draw:stroke="non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2" draw:style-name="a384" draw:master-page-name="Master1-Layout2-obj-Title-and-Content" presentation:presentation-page-layout-name="Master1-PPL2" draw:id="Slide-257">
        <draw:frame draw:id="id65" presentation:style-name="a392" draw:name="Title 1" svg:x="0.91667in" svg:y="0.39931in" svg:width="11.5in" svg:height="1.44965in" presentation:class="title" presentation:placeholder="false">
          <draw:text-box>
            <text:p text:style-name="a391" text:class-names="" text:cond-style-name=""><text:span text:style-name="a385" text:class-names="">Investigasi</text:span><text:span text:style-name="a386" text:class-names=""><text:s text:c="1"/></text:span><text:span text:style-name="a387" text:class-names="">Sudut</text:span><text:span text:style-name="a388" text:class-names=""><text:s text:c="1"/></text:span><text:span text:style-name="a389" text:class-names="">Segitiga</text:span><text:span text:style-name="a390" text:class-names=""/></text:p>
          </draw:text-box>
          <svg:title/>
          <svg:desc/>
        </draw:frame>
        <draw:frame draw:id="id66" presentation:style-name="a393" draw:name="Content Placeholder 4" svg:x="2.47495in" svg:y="2.08879in" svg:width="6.92188in" svg:height="4.12435in" style:rel-width="scale" style:rel-height="scale" presentation:class="graphic" presentation:placeholder="false">
          <draw:image xlink:href="media/image1.gif" xlink:type="simple" xlink:show="embed" xlink:actuate="onLoad"/>
          <svg:title/>
          <svg:desc/>
        </draw:frame>
      </draw:page>
      <draw:page draw:name="Slide3" draw:style-name="a394" draw:master-page-name="Master1-Layout2-obj-Title-and-Content" presentation:presentation-page-layout-name="Master1-PPL2" draw:id="Slide-258">
        <draw:frame draw:id="id67" presentation:style-name="a39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396" draw:name="Content Placeholder 4" svg:x="3.92733in" svg:y="2.05146in" svg:width="5.9933in" svg:height="3.99554in" style:rel-width="scale" style:rel-height="scale" presentation:class="graphic" presentation:placeholder="false">
          <draw:image xlink:href="media/image2.gif" xlink:type="simple" xlink:show="embed" xlink:actuate="onLoad"/>
          <svg:title/>
          <svg:desc/>
        </draw:frame>
      </draw:page>
      <draw:page draw:name="Slide4" draw:style-name="a397" draw:master-page-name="Master1-Layout2-obj-Title-and-Content" presentation:presentation-page-layout-name="Master1-PPL2" draw:id="Slide-259">
        <draw:frame draw:id="id69" presentation:style-name="a39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399" draw:name="Content Placeholder 4" svg:x="1.19792in" svg:y="2.31957in" svg:width="4.27083in" svg:height="2.23958in" style:rel-width="scale" style:rel-height="scale" presentation:class="graphic" presentation:placeholder="false">
          <draw:image xlink:href="media/image3.gif" xlink:type="simple" xlink:show="embed" xlink:actuate="onLoad"/>
          <svg:title/>
          <svg:desc/>
        </draw:frame>
        <draw:frame draw:id="id71" draw:style-name="a400" draw:name="Picture 6" svg:x="6.66667in" svg:y="1.19122in" svg:width="4.60417in" svg:height="3.57292in" style:rel-width="scale" style:rel-height="scale">
          <draw:image xlink:href="media/image4.gi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 style:parent-style-name="Graphics">
      <style:graphic-properties draw:fill="none" draw:stroke="non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custom-shape svg:x="0in" svg:y="-0.11111in" svg:width="13.49206in" svg:height="7.77778in" draw:id="id5" draw:style-name="a37" draw:name="Rectangle 8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41" draw:name="Title 1" svg:x="1.66667in" svg:y="1.22743in" svg:width="10in" svg:height="2.61111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7" presentation:style-name="a45" draw:name="Subtitle 2" svg:x="1.66667in" svg:y="3.93924in" svg:width="10in" svg:height="1.81076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8" presentation:style-name="a50" draw:name="Date Placeholder 3" svg:x="0.91667in" svg:y="6.95139in" svg:width="3in" svg:height="0.39931in" presentation:class="date-time" presentation:placeholder="false">
        <draw:text-box>
          <text:p text:style-name="a49" text:class-names="" text:cond-style-name=""><text:span text:style-name="a46" text:class-names=""><text:date text:fixed="false" style:data-style-name="a47"/></text:span><text:span text:style-name="a48" text:class-names=""/></text:p>
        </draw:text-box>
        <svg:title/>
        <svg:desc/>
      </draw:frame>
      <draw:frame draw:id="id9" presentation:style-name="a53" draw:name="Footer Placeholder 4" svg:x="4.41667in" svg:y="6.95139in" svg:width="4.5in" svg:height="0.39931in" presentation:class="footer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0" presentation:style-name="a57" draw:name="Slide Number Placeholder 5" svg:x="9.41667in" svg:y="6.95139in" svg:width="3in" svg:height="0.39931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/></text:span><text:span text:style-name="a55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1" draw:style-name="a59" draw:name="Picture 8" svg:x="0.16752in" svg:y="0in" svg:width="12.99829in" svg:height="7.5in" style:rel-width="scale" style:rel-height="scale">
        <draw:image xlink:href="media/image5.png" xlink:type="simple" xlink:show="embed" xlink:actuate="onLoad"/>
        <svg:title/>
        <svg:desc/>
      </draw:frame>
      <draw:frame draw:id="id12" presentation:style-name="a63" draw:name="Title 1" svg:x="0.91667in" svg:y="0.39931in" svg:width="11.5in" svg:height="1.44965in" presentation:class="title" presentation:placeholder="false">
        <draw:text-box>
          <text:p text:style-name="a62" text:class-names="" text:cond-style-name=""><text:span text:style-name="a60" text:class-names="">Click to edit Master title style</text:span><text:span text:style-name="a61" text:class-names=""/></text:p>
        </draw:text-box>
        <svg:title/>
        <svg:desc/>
      </draw:frame>
      <draw:frame draw:id="id13" presentation:style-name="a80" draw:name="Content Placeholder 2" svg:x="0.91667in" svg:y="1.99653in" svg:width="11.5in" svg:height="4.75868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Click to 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">
            <text:list-item>
              <text:list text:style-name="a79">
                <text:list-item>
                  <text:list text:style-name="a79">
                    <text:list-item>
                      <text:list text:style-name="a79">
                        <text:list-item>
                          <text:list text:style-name="a79">
                            <text:list-item>
                              <text:p text:style-name="a78" text:class-names="" text:cond-style-name=""><text:span text:style-name="a76" text:class-names="">Fifth level</text:span><text:span text:style-name="a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5" draw:name="Date Placeholder 3" svg:x="0.91667in" svg:y="6.95139in" svg:width="3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/></text:span><text:span text:style-name="a83" text:class-names=""/></text:p>
        </draw:text-box>
        <svg:title/>
        <svg:desc/>
      </draw:frame>
      <draw:frame draw:id="id15" presentation:style-name="a88" draw:name="Footer Placeholder 4" svg:x="4.41667in" svg:y="6.95139in" svg:width="4.5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6" presentation:style-name="a92" draw:name="Slide Number Placeholder 5" svg:x="9.41667in" svg:y="6.95139in" svg:width="3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7" presentation:style-name="a97" draw:name="Title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8" presentation:style-name="a101" draw:name="Text Placeholder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19" presentation:style-name="a106" draw:name="Date Placeholder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0" presentation:style-name="a109" draw:name="Footer Placeholder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1" presentation:style-name="a113" draw:name="Slide Number Placeholder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4">
      <draw:frame draw:id="id22" presentation:style-name="a118" draw:name="Title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5" text:class-names="">Click to edit Master title style</text:span><text:span text:style-name="a116" text:class-names=""/></text:p>
        </draw:text-box>
        <svg:title/>
        <svg:desc/>
      </draw:frame>
      <draw:frame draw:id="id23" presentation:style-name="a135" draw:name="Content Placeholder 2" svg:x="0.91667in" svg:y="1.99653in" svg:width="5.66667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1" text:class-names="">Fifth level</text:span><text:span text:style-name="a1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2" draw:name="Content Placeholder 3" svg:x="6.75in" svg:y="1.99653in" svg:width="5.66667in" svg:height="4.75868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ifth level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7" draw:name="Date Placeholder 4" svg:x="0.91667in" svg:y="6.95139in" svg:width="3in" svg:height="0.39931in" presentation:class="date-time" presentation:placeholder="false">
        <draw:text-box>
          <text:p text:style-name="a156" text:class-names="" text:cond-style-name=""><text:span text:style-name="a153" text:class-names=""><text:date text:fixed="false" style:data-style-name="a154"/></text:span><text:span text:style-name="a155" text:class-names=""/></text:p>
        </draw:text-box>
        <svg:title/>
        <svg:desc/>
      </draw:frame>
      <draw:frame draw:id="id26" presentation:style-name="a160" draw:name="Footer Placeholder 5" svg:x="4.41667in" svg:y="6.95139in" svg:width="4.5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7" presentation:style-name="a164" draw:name="Slide Number Placeholder 6" svg:x="9.41667in" svg:y="6.95139in" svg:width="3in" svg:height="0.39931in" presentation:class="page-number" presentation:placeholder="false">
        <draw:text-box>
          <text:p text:style-name="a163" text:class-names="" text:cond-style-name=""><text:span text:style-name="a161" text:class-names=""><text:page-number style:num-format="1" text:fixed="false"/></text:span><text:span text:style-name="a162" text:class-names=""/></text:p>
        </draw:text-box>
        <svg:title/>
        <svg:desc/>
      </draw:frame>
    </style:master-page>
    <style:master-page style:name="Master1-Layout5-twoTxTwoObj-Comparison" style:page-layout-name="pageLayout1" draw:style-name="a165">
      <draw:frame draw:id="id28" presentation:style-name="a169" draw:name="Title 1" svg:x="0.9184in" svg:y="0.39931in" svg:width="11.5in" svg:height="1.44965in" presentation:class="title" presentation:placeholder="false">
        <draw:text-box>
          <text:p text:style-name="a168" text:class-names="" text:cond-style-name=""><text:span text:style-name="a166" text:class-names="">Click to edit Master title style</text:span><text:span text:style-name="a167" text:class-names=""/></text:p>
        </draw:text-box>
        <svg:title/>
        <svg:desc/>
      </draw:frame>
      <draw:frame draw:id="id29" presentation:style-name="a173" draw:name="Text Placeholder 2" svg:x="0.9184in" svg:y="1.83854in" svg:width="5.64062in" svg:height="0.90104in" presentation:class="outline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</draw:text-box>
        <svg:title/>
        <svg:desc/>
      </draw:frame>
      <draw:frame draw:id="id30" presentation:style-name="a190" draw:name="Content Placeholder 3" svg:x="0.9184in" svg:y="2.73958in" svg:width="5.64062in" svg:height="4.02951in" presentation:class="object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  <text:list text:style-name="a179">
            <text:list-item>
              <text:list text:style-name="a179">
                <text:list-item>
                  <text:p text:style-name="a178" text:class-names="" text:cond-style-name=""><text:span text:style-name="a177" text:class-names="">Second level</text:span></text:p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p text:style-name="a181" text:class-names="" text:cond-style-name=""><text:span text:style-name="a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p text:style-name="a184" text:class-names="" text:cond-style-name=""><text:span text:style-name="a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6" text:class-names="">Fifth level</text:span><text:span text:style-name="a1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Text Placeholder 4" svg:x="6.75in" svg:y="1.83854in" svg:width="5.6684in" svg:height="0.90104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</draw:text-box>
        <svg:title/>
        <svg:desc/>
      </draw:frame>
      <draw:frame draw:id="id32" presentation:style-name="a211" draw:name="Content Placeholder 5" svg:x="6.75in" svg:y="2.73958in" svg:width="5.6684in" svg:height="4.02951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6" draw:name="Date Placeholder 6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</draw:text-box>
        <svg:title/>
        <svg:desc/>
      </draw:frame>
      <draw:frame draw:id="id34" presentation:style-name="a219" draw:name="Footer Placeholder 7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5" presentation:style-name="a223" draw:name="Slide Number Placeholder 8" svg:x="9.41667in" svg:y="6.95139in" svg:width="3in" svg:height="0.39931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</style:master-page>
    <style:master-page style:name="Master1-Layout6-titleOnly-Title-Only" style:page-layout-name="pageLayout1" draw:style-name="a224">
      <draw:frame draw:id="id36" presentation:style-name="a228" draw:name="Title 1" svg:x="0.91667in" svg:y="0.39931in" svg:width="11.5in" svg:height="1.44965in" presentation:class="title" presentation:placeholder="false">
        <draw:text-box>
          <text:p text:style-name="a227" text:class-names="" text:cond-style-name=""><text:span text:style-name="a225" text:class-names="">Click to edit Master title style</text:span><text:span text:style-name="a226" text:class-names=""/></text:p>
        </draw:text-box>
        <svg:title/>
        <svg:desc/>
      </draw:frame>
      <draw:frame draw:id="id37" presentation:style-name="a233" draw:name="Date Placeholder 2" svg:x="0.91667in" svg:y="6.95139in" svg:width="3in" svg:height="0.39931in" presentation:class="date-time" presentation:placeholder="false">
        <draw:text-box>
          <text:p text:style-name="a232" text:class-names="" text:cond-style-name=""><text:span text:style-name="a229" text:class-names=""><text:date text:fixed="false" style:data-style-name="a230"/></text:span><text:span text:style-name="a231" text:class-names=""/></text:p>
        </draw:text-box>
        <svg:title/>
        <svg:desc/>
      </draw:frame>
      <draw:frame draw:id="id38" presentation:style-name="a236" draw:name="Footer Placeholder 3" svg:x="4.41667in" svg:y="6.95139in" svg:width="4.5in" svg:height="0.39931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39" presentation:style-name="a240" draw:name="Slide Number Placeholder 4" svg:x="9.41667in" svg:y="6.95139in" svg:width="3in" svg:height="0.39931in" presentation:class="page-number" presentation:placeholder="false">
        <draw:text-box>
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</draw:text-box>
        <svg:title/>
        <svg:desc/>
      </draw:frame>
    </style:master-page>
    <style:master-page style:name="Master1-Layout7-blank-Blank" style:page-layout-name="pageLayout1" draw:style-name="a241">
      <draw:frame draw:id="id40" presentation:style-name="a246" draw:name="Date Placeholder 1" svg:x="0.91667in" svg:y="6.95139in" svg:width="3in" svg:height="0.39931in" presentation:class="date-time" presentation:placeholder="false">
        <draw:text-box>
          <text:p text:style-name="a245" text:class-names="" text:cond-style-name=""><text:span text:style-name="a242" text:class-names=""><text:date text:fixed="false" style:data-style-name="a243"/></text:span><text:span text:style-name="a244" text:class-names=""/></text:p>
        </draw:text-box>
        <svg:title/>
        <svg:desc/>
      </draw:frame>
      <draw:frame draw:id="id41" presentation:style-name="a249" draw:name="Footer Placeholder 2" svg:x="4.41667in" svg:y="6.95139in" svg:width="4.5in" svg:height="0.39931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42" presentation:style-name="a253" draw:name="Slide Number Placeholder 3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0" text:class-names=""><text:page-number style:num-format="1" text:fixed="false"/></text:span><text:span text:style-name="a251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4">
      <draw:frame draw:id="id43" presentation:style-name="a258" draw:name="Title 1" svg:x="0.9184in" svg:y="0.5in" svg:width="4.30035in" svg:height="1.75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44" presentation:style-name="a275" draw:name="Content Placeholder 2" svg:x="5.6684in" svg:y="1.07986in" svg:width="6.75in" svg:height="5.32986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9" draw:name="Text Placeholder 3" svg:x="0.9184in" svg:y="2.25in" svg:width="4.30035in" svg:height="4.1684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frame draw:id="id46" presentation:style-name="a284" draw:name="Date Placeholder 4" svg:x="0.91667in" svg:y="6.95139in" svg:width="3in" svg:height="0.39931in" presentation:class="date-time" presentation:placeholder="false">
        <draw:text-box>
          <text:p text:style-name="a283" text:class-names="" text:cond-style-name=""><text:span text:style-name="a280" text:class-names=""><text:date text:fixed="false" style:data-style-name="a281"/></text:span><text:span text:style-name="a282" text:class-names=""/></text:p>
        </draw:text-box>
        <svg:title/>
        <svg:desc/>
      </draw:frame>
      <draw:frame draw:id="id47" presentation:style-name="a287" draw:name="Footer Placeholder 5" svg:x="4.41667in" svg:y="6.95139in" svg:width="4.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8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2">
      <draw:frame draw:id="id49" presentation:style-name="a296" draw:name="Title 1" svg:x="0.9184in" svg:y="0.5in" svg:width="4.30035in" svg:height="1.7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0" presentation:style-name="a299" draw:name="Picture Placeholder 2" svg:x="5.6684in" svg:y="1.07986in" svg:width="6.75in" svg:height="5.32986in" presentation:class="graphic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51" presentation:style-name="a303" draw:name="Text Placeholder 3" svg:x="0.9184in" svg:y="2.25in" svg:width="4.30035in" svg:height="4.168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</draw:text-box>
        <svg:title/>
        <svg:desc/>
      </draw:frame>
      <draw:frame draw:id="id52" presentation:style-name="a308" draw:name="Date Placeholder 4" svg:x="0.91667in" svg:y="6.95139in" svg:width="3in" svg:height="0.39931in" presentation:class="date-time" presentation:placeholder="false">
        <draw:text-box>
          <text:p text:style-name="a307" text:class-names="" text:cond-style-name=""><text:span text:style-name="a304" text:class-names=""><text:date text:fixed="false" style:data-style-name="a305"/></text:span><text:span text:style-name="a306" text:class-names=""/></text:p>
        </draw:text-box>
        <svg:title/>
        <svg:desc/>
      </draw:frame>
      <draw:frame draw:id="id53" presentation:style-name="a311" draw:name="Footer Placeholder 5" svg:x="4.41667in" svg:y="6.95139in" svg:width="4.5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54" presentation:style-name="a315" draw:name="Slide Number Placeholder 6" svg:x="9.41667in" svg:y="6.95139in" svg:width="3in" svg:height="0.39931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/></text:span><text:span text:style-name="a313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6">
      <draw:frame draw:id="id55" presentation:style-name="a320" draw:name="Title 1" svg:x="0.91667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56" presentation:style-name="a337" draw:name="Vertical Text Placeholder 2" svg:x="0.91667in" svg:y="1.99653in" svg:width="11.5in" svg:height="4.75868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3" text:class-names="">Fifth level</text:span><text:span text:style-name="a3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2" draw:name="Date Placeholder 3" svg:x="0.91667in" svg:y="6.95139in" svg:width="3in" svg:height="0.39931in" presentation:class="date-time" presentation:placeholder="false">
        <draw:text-box>
          <text:p text:style-name="a341" text:class-names="" text:cond-style-name=""><text:span text:style-name="a338" text:class-names=""><text:date text:fixed="false" style:data-style-name="a339"/></text:span><text:span text:style-name="a340" text:class-names=""/></text:p>
        </draw:text-box>
        <svg:title/>
        <svg:desc/>
      </draw:frame>
      <draw:frame draw:id="id58" presentation:style-name="a345" draw:name="Footer Placeholder 4" svg:x="4.41667in" svg:y="6.95139in" svg:width="4.5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59" presentation:style-name="a349" draw:name="Slide Number Placeholder 5" svg:x="9.41667in" svg:y="6.95139in" svg:width="3in" svg:height="0.39931in" presentation:class="page-number" presentation:placeholder="false">
        <draw:text-box>
          <text:p text:style-name="a348" text:class-names="" text:cond-style-name=""><text:span text:style-name="a346" text:class-names=""><text:page-number style:num-format="1" text:fixed="false"/></text:span><text:span text:style-name="a34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0">
      <draw:frame draw:id="id60" presentation:style-name="a354" draw:name="Vertical Title 1" svg:x="9.54167in" svg:y="0.39931in" svg:width="2.875in" svg:height="6.3559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title/>
        <svg:desc/>
      </draw:frame>
      <draw:frame draw:id="id61" presentation:style-name="a371" draw:name="Vertical Text Placeholder 2" svg:x="0.91667in" svg:y="0.39931in" svg:width="8.45833in" svg:height="6.3559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7" text:class-names="">Fifth level</text:span><text:span text:style-name="a3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6" draw:name="Date Placeholder 3" svg:x="0.91667in" svg:y="6.95139in" svg:width="3in" svg:height="0.39931in" presentation:class="date-time" presentation:placeholder="false">
        <draw:text-box>
          <text:p text:style-name="a375" text:class-names="" text:cond-style-name=""><text:span text:style-name="a372" text:class-names=""><text:date text:fixed="false" style:data-style-name="a373"/></text:span><text:span text:style-name="a374" text:class-names=""/></text:p>
        </draw:text-box>
        <svg:title/>
        <svg:desc/>
      </draw:frame>
      <draw:frame draw:id="id63" presentation:style-name="a379" draw:name="Footer Placeholder 4" svg:x="4.41667in" svg:y="6.95139in" svg:width="4.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64" presentation:style-name="a383" draw:name="Slide Number Placeholder 5" svg:x="9.41667in" svg:y="6.95139in" svg:width="3in" svg:height="0.39931in" presentation:class="page-number" presentation:placeholder="false">
        <draw:text-box>
          <text:p text:style-name="a382" text:class-names="" text:cond-style-name=""><text:span text:style-name="a380" text:class-names=""><text:page-number style:num-format="1" text:fixed="false"/></text:span><text:span text:style-name="a38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UH. TAMIMUDDIN HIDAYATULLAH M.T.</meta:initial-creator>
    <dc:creator>MUH. TAMIMUDDIN HIDAYATULLAH M.T.</dc:creator>
    <meta:creation-date>2020-10-20T03:23:27Z</meta:creation-date>
    <dc:date>2020-10-20T04:30:07Z</dc:date>
    <meta:editing-cycles>1</meta:editing-cycles>
    <meta:editing-duration>PT3999S</meta:editing-duration>
    <meta:document-statistic meta:paragraph-count="1" meta:word-count="3"/>
  </office:meta>
</office:document-meta>
</file>